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882in"/>
    </style:style>
    <style:style style:name="co2" style:family="table-column">
      <style:table-column-properties fo:break-before="auto" style:column-width="1.5236in"/>
    </style:style>
    <style:style style:name="co3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1.3492in"/>
    </style:style>
    <style:style style:name="co6" style:family="table-column">
      <style:table-column-properties fo:break-before="auto" style:column-width="2.0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7197in" svg:y="0.1756in">
            <draw:object draw:notify-on-update-of-ranges="Sheet1.A10:Sheet1.A10 Sheet1.B10:Sheet1.B10 Sheet1.A11:Sheet1.A11 Sheet1.B11:Sheet1.B11 Sheet1.A12:Sheet1.A12 Sheet1.B12:Sheet1.B12 Sheet1.A13:Sheet1.A13 Sheet1.B13:Sheet1.B13 Sheet1.A14:Sheet1.A14 Sheet1.B14:Sheet1.B14 Sheet1.A15:Sheet1.A15 Sheet1.B15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748in" svg:y="0.1886in">
            <draw:object draw:notify-on-update-of-ranges="Sheet1.A2:Sheet1.A2 Sheet1.B2:Sheet1.B2 Sheet1.A3:Sheet1.A3 Sheet1.B3:Sheet1.B3 Sheet1.A4:Sheet1.A4 Sheet1.B4:Sheet1.B4 Sheet1.A5:Sheet1.A5 Sheet1.B5:Sheet1.B5 Sheet1.A6:Sheet1.A6 Sheet1.B6:Sheet1.B6 Sheet1.A7:Sheet1.A7 Sheet1.B7:Sheet1.B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7173in" svg:y="4.278in">
            <draw:object draw:notify-on-update-of-ranges="Sheet1.A26:Sheet1.A26 Sheet1.B26:Sheet1.B26 Sheet1.A27:Sheet1.A27 Sheet1.B27:Sheet1.B27 Sheet1.A28:Sheet1.A28 Sheet1.B28:Sheet1.B28 Sheet1.A29:Sheet1.A29 Sheet1.B29:Sheet1.B29 Sheet1.A30:Sheet1.A30 Sheet1.B30:Sheet1.B30 Sheet1.A31:Sheet1.A31 Sheet1.B31:Sheet1.B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4858in" svg:y="4.278in">
            <draw:object draw:notify-on-update-of-ranges="Sheet1.A18:Sheet1.A18 Sheet1.B18:Sheet1.B18 Sheet1.A19:Sheet1.A19 Sheet1.B19:Sheet1.B19 Sheet1.A20:Sheet1.A20 Sheet1.B20:Sheet1.B20 Sheet1.A21:Sheet1.A21 Sheet1.B21:Sheet1.B21 Sheet1.A22:Sheet1.A22 Sheet1.B22:Sheet1.B22 Sheet1.A23:Sheet1.A23 Sheet1.B23:Sheet1.B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.7579in" svg:height="5.9563in" svg:x="0.7425in" svg:y="9.9909in">
            <draw:object draw:notify-on-update-of-ranges="Sheet1.A49:Sheet1.A49 Sheet1.A50:Sheet1.A55 Sheet1.B49:Sheet1.B49 Sheet1.B50:Sheet1.B55 Sheet1.C49:Sheet1.C49 Sheet1.C50:Sheet1.C55 Sheet1.D49:Sheet1.D49 Sheet1.D50:Sheet1.D55 Sheet1.E49:Sheet1.E49 Sheet1.E50:Sheet1.E55 Sheet1.F49:Sheet1.F49 Sheet1.F50:Sheet1.F55 Sheet1.G49:Sheet1.G49 Sheet1.G50:Sheet1.G5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Small File (1MB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Not Optimized</text:p>
          </table:table-cell>
          <table:table-cell office:value-type="float" office:value="44.2434" calcext:value-type="float">
            <text:p>44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21.2144" calcext:value-type="float">
            <text:p>21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threads-1cpu</text:p>
          </table:table-cell>
          <table:table-cell office:value-type="float" office:value="3.3429" calcext:value-type="float">
            <text:p>3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1cpu</text:p>
          </table:table-cell>
          <table:table-cell office:value-type="float" office:value="3.2689" calcext:value-type="float">
            <text:p>3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</text:p>
          </table:table-cell>
          <table:table-cell office:value-type="float" office:value="1.9255" calcext:value-type="float">
            <text:p>1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-dynamic</text:p>
          </table:table-cell>
          <table:table-cell office:value-type="float" office:value="1.7653" calcext:value-type="float">
            <text:p>1.77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edium File (4MB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Not Optimized</text:p>
          </table:table-cell>
          <table:table-cell table:style-name="ce6" office:value-type="float" office:value="176.7344" calcext:value-type="float">
            <text:p>176.73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84.6254" calcext:value-type="float">
            <text:p>84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threads-1cpu</text:p>
          </table:table-cell>
          <table:table-cell office:value-type="float" office:value="12.7686" calcext:value-type="float">
            <text:p>12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1cpu</text:p>
          </table:table-cell>
          <table:table-cell office:value-type="float" office:value="12.7164" calcext:value-type="float">
            <text:p>12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</text:p>
          </table:table-cell>
          <table:table-cell office:value-type="float" office:value="7.1107" calcext:value-type="float">
            <text:p>7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-dynamic</text:p>
          </table:table-cell>
          <table:table-cell office:value-type="float" office:value="6.8745" calcext:value-type="float">
            <text:p>6.87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ig File (16MB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Not Optimized</text:p>
          </table:table-cell>
          <table:table-cell office:value-type="float" office:value="705.1162" calcext:value-type="float">
            <text:p>705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337.7868" calcext:value-type="float">
            <text:p>337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threads-1cpu</text:p>
          </table:table-cell>
          <table:table-cell office:value-type="float" office:value="50.6667" calcext:value-type="float">
            <text:p>5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1cpu</text:p>
          </table:table-cell>
          <table:table-cell office:value-type="float" office:value="50.5166" calcext:value-type="float">
            <text:p>50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</text:p>
          </table:table-cell>
          <table:table-cell office:value-type="float" office:value="27.9957" calcext:value-type="float">
            <text:p>2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-dynamic</text:p>
          </table:table-cell>
          <table:table-cell office:value-type="float" office:value="27.2595" calcext:value-type="float">
            <text:p>27.26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Very Big File (64MB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Not Optimized</text:p>
          </table:table-cell>
          <table:table-cell office:value-type="float" office:value="2818.7592" calcext:value-type="float">
            <text:p>2818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1351.077" calcext:value-type="float">
            <text:p>1351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threads-1cpu</text:p>
          </table:table-cell>
          <table:table-cell office:value-type="float" office:value="201.2973" calcext:value-type="float">
            <text:p>201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1cpu</text:p>
          </table:table-cell>
          <table:table-cell office:value-type="float" office:value="200.8706" calcext:value-type="float">
            <text:p>20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</text:p>
          </table:table-cell>
          <table:table-cell office:value-type="float" office:value="111.0289" calcext:value-type="float">
            <text:p>111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-dynamic</text:p>
          </table:table-cell>
          <table:table-cell office:value-type="float" office:value="108.2214" calcext:value-type="float">
            <text:p>108.22</text:p>
          </table:table-cell>
          <table:table-cell table:number-columns-repeated="5"/>
        </table:table-row>
        <table:table-row table:style-name="ro1" table:number-rows-repeated="17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Not Optimized</text:p>
          </table:table-cell>
          <table:table-cell table:style-name="ce7" office:value-type="string" calcext:value-type="string">
            <text:p>Sequential</text:p>
          </table:table-cell>
          <table:table-cell table:style-name="ce7" office:value-type="string" calcext:value-type="string">
            <text:p>10threads-1cpu</text:p>
          </table:table-cell>
          <table:table-cell table:style-name="ce7" office:value-type="string" calcext:value-type="string">
            <text:p>20threads-1cpu</text:p>
          </table:table-cell>
          <table:table-cell table:style-name="ce7" office:value-type="string" calcext:value-type="string">
            <text:p>20threads-2cpus</text:p>
          </table:table-cell>
          <table:table-cell table:style-name="ce9" office:value-type="string" calcext:value-type="string">
            <text:p>20threads-2cpus-dynamic</text:p>
          </table:table-cell>
        </table:table-row>
        <table:table-row table:style-name="ro1">
          <table:table-cell table:style-name="ce3" office:value-type="string" calcext:value-type="string">
            <text:p>Not Optimized</text:p>
          </table:table-cell>
          <table:table-cell office:value-type="float" office:value="1" calcext:value-type="float">
            <text:p>1.00</text:p>
          </table:table-cell>
          <table:table-cell table:formula="of:=[.B27]/[.B26]" office:value-type="float" office:value="0.479316218284982" calcext:value-type="float">
            <text:p>0.48</text:p>
          </table:table-cell>
          <table:table-cell table:style-name="ce5" table:formula="of:=[.B28]/[.B26]" office:value-type="float" office:value="0.0714134431916" calcext:value-type="float">
            <text:p>0.07</text:p>
          </table:table-cell>
          <table:table-cell table:style-name="ce5" table:formula="of:=[.B29]/[.B26]" office:value-type="float" office:value="0.0712620645282506" calcext:value-type="float">
            <text:p>0.07</text:p>
          </table:table-cell>
          <table:table-cell table:style-name="ce5" table:formula="of:=[.B30]/[.B26]" office:value-type="float" office:value="0.0393892816385309" calcext:value-type="float">
            <text:p>0.04</text:p>
          </table:table-cell>
          <table:table-cell table:style-name="ce10" table:formula="of:=[.B31]/[.B26]" office:value-type="float" office:value="0.0383932760201723" calcext:value-type="float">
            <text:p>0.04</text:p>
          </table:table-cell>
        </table:table-row>
        <table:table-row table:style-name="ro1">
          <table:table-cell table:style-name="ce3" office:value-type="string" calcext:value-type="string">
            <text:p>Sequential</text:p>
          </table:table-cell>
          <table:table-cell table:formula="of:=[.B26]/[.B27]" office:value-type="float" office:value="2.08630536971616" calcext:value-type="float">
            <text:p>2.09</text:p>
          </table:table-cell>
          <table:table-cell office:value-type="float" office:value="1" calcext:value-type="float">
            <text:p>1.00</text:p>
          </table:table-cell>
          <table:table-cell table:style-name="ce5" table:formula="of:=[.B28]/[.B27]" office:value-type="float" office:value="0.148990250000555" calcext:value-type="float">
            <text:p>0.15</text:p>
          </table:table-cell>
          <table:table-cell table:style-name="ce5" table:formula="of:=[.B29]/[.B27]" office:value-type="float" office:value="0.148674427882349" calcext:value-type="float">
            <text:p>0.15</text:p>
          </table:table-cell>
          <table:table-cell table:style-name="ce5" table:formula="of:=[.B30]/[.B27]" office:value-type="float" office:value="0.0821780697917291" calcext:value-type="float">
            <text:p>0.08</text:p>
          </table:table-cell>
          <table:table-cell table:style-name="ce5" table:formula="of:=[.B31]/[.B27]" office:value-type="float" office:value="0.0801000979218801" calcext:value-type="float">
            <text:p>0.08</text:p>
          </table:table-cell>
        </table:table-row>
        <table:table-row table:style-name="ro1">
          <table:table-cell table:style-name="ce3" office:value-type="string" calcext:value-type="string">
            <text:p>10threads-1cpu</text:p>
          </table:table-cell>
          <table:table-cell table:formula="of:=[.B26]/[.B28]" office:value-type="float" office:value="14.002965762581" calcext:value-type="float">
            <text:p>14.00</text:p>
          </table:table-cell>
          <table:table-cell table:formula="of:=[.B27]/[.B28]" office:value-type="float" office:value="6.71184859409441" calcext:value-type="float">
            <text:p>6.71</text:p>
          </table:table-cell>
          <table:table-cell table:style-name="ce5" office:value-type="float" office:value="1" calcext:value-type="float">
            <text:p>1.00</text:p>
          </table:table-cell>
          <table:table-cell table:style-name="ce5" table:formula="of:=[.B29]/[.B28]" office:value-type="float" office:value="0.997880249759932" calcext:value-type="float">
            <text:p>1.00</text:p>
          </table:table-cell>
          <table:table-cell table:style-name="ce5" table:formula="of:=[.B30]/[.B28]" office:value-type="float" office:value="0.551566762197009" calcext:value-type="float">
            <text:p>0.55</text:p>
          </table:table-cell>
          <table:table-cell table:style-name="ce10" table:formula="of:=[.B31]/[.B28]" office:value-type="float" office:value="0.537619729623795" calcext:value-type="float">
            <text:p>0.54</text:p>
          </table:table-cell>
        </table:table-row>
        <table:table-row table:style-name="ro1">
          <table:table-cell table:style-name="ce3" office:value-type="string" calcext:value-type="string">
            <text:p>20threads-1cpu</text:p>
          </table:table-cell>
          <table:table-cell table:formula="of:=[.B26]/[.B29]" office:value-type="float" office:value="14.0327116063774" calcext:value-type="float">
            <text:p>14.03</text:p>
          </table:table-cell>
          <table:table-cell table:formula="of:=[.B27]/[.B29]" office:value-type="float" office:value="6.7261062594526" calcext:value-type="float">
            <text:p>6.73</text:p>
          </table:table-cell>
          <table:table-cell table:style-name="ce5" table:formula="of:=[.B28]/[.B29]" office:value-type="float" office:value="1.00212425312614" calcext:value-type="float">
            <text:p>1.00</text:p>
          </table:table-cell>
          <table:table-cell table:style-name="ce5" office:value-type="float" office:value="1" calcext:value-type="float">
            <text:p>1.00</text:p>
          </table:table-cell>
          <table:table-cell table:style-name="ce5" table:formula="of:=[.B30]/[.B29]" office:value-type="float" office:value="0.552738429615882" calcext:value-type="float">
            <text:p>0.55</text:p>
          </table:table-cell>
          <table:table-cell table:style-name="ce10" table:formula="of:=[.B31]/[.B29]" office:value-type="float" office:value="0.538761770015124" calcext:value-type="float">
            <text:p>0.54</text:p>
          </table:table-cell>
        </table:table-row>
        <table:table-row table:style-name="ro1">
          <table:table-cell table:style-name="ce3" office:value-type="string" calcext:value-type="string">
            <text:p>20threads-2cpus</text:p>
          </table:table-cell>
          <table:table-cell table:formula="of:=[.B26]/[.B30]" office:value-type="float" office:value="25.3876170978907" calcext:value-type="float">
            <text:p>25.39</text:p>
          </table:table-cell>
          <table:table-cell table:formula="of:=[.B27]/[.B30]" office:value-type="float" office:value="12.1686966186281" calcext:value-type="float">
            <text:p>12.17</text:p>
          </table:table-cell>
          <table:table-cell table:style-name="ce5" table:formula="of:=[.B28]/[.B30]" office:value-type="float" office:value="1.81301715139031" calcext:value-type="float">
            <text:p>1.81</text:p>
          </table:table-cell>
          <table:table-cell table:style-name="ce5" table:formula="of:=[.B29]/[.B30]" office:value-type="float" office:value="1.80917400784841" calcext:value-type="float">
            <text:p>1.81</text:p>
          </table:table-cell>
          <table:table-cell table:style-name="ce5" office:value-type="float" office:value="1" calcext:value-type="float">
            <text:p>1.00</text:p>
          </table:table-cell>
          <table:table-cell table:style-name="ce10" table:formula="of:=[.B31]/[.B30]" office:value-type="float" office:value="0.974713790733764" calcext:value-type="float">
            <text:p>0.97</text:p>
          </table:table-cell>
        </table:table-row>
        <table:table-row table:style-name="ro1">
          <table:table-cell table:style-name="ce4" office:value-type="string" calcext:value-type="string">
            <text:p>20threads-2cpus-dynamic</text:p>
          </table:table-cell>
          <table:table-cell table:style-name="ce8" table:formula="of:=[.B26]/[.B31]" office:value-type="float" office:value="26.0462274559376" calcext:value-type="float">
            <text:p>26.05</text:p>
          </table:table-cell>
          <table:table-cell table:style-name="ce8" table:formula="of:=[.B27]/[.B31]" office:value-type="float" office:value="12.4843792447704" calcext:value-type="float">
            <text:p>12.48</text:p>
          </table:table-cell>
          <table:table-cell table:style-name="ce8" table:formula="of:=[.B28]/[.B31]" office:value-type="float" office:value="1.86005078478009" calcext:value-type="float">
            <text:p>1.86</text:p>
          </table:table-cell>
          <table:table-cell table:style-name="ce8" table:formula="of:=[.B29]/[.B31]" office:value-type="float" office:value="1.85610794168251" calcext:value-type="float">
            <text:p>1.86</text:p>
          </table:table-cell>
          <table:table-cell table:style-name="ce8" table:formula="of:=[.B30]/[.B31]" office:value-type="float" office:value="1.02594218888316" calcext:value-type="float">
            <text:p>1.03</text:p>
          </table:table-cell>
          <table:table-cell table:style-name="ce11" office:value-type="float" office:value="1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3:47:13.990024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00:23.525699314</meta:creation-date>
    <dc:date>2018-04-23T14:35:53.188577836</dc:date>
    <meta:editing-duration>PT57M36S</meta:editing-duration>
    <meta:editing-cycles>61</meta:editing-cycles>
    <meta:generator>LibreOffice/4.2.8.2$Linux_X86_64 LibreOffice_project/420m0$Build-2</meta:generator>
    <meta:document-statistic meta:table-count="1" meta:cell-count="1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Medium File (4MB)</text:p>
        </chart:title>
        <chart:legend chart:legend-position="top" svg:x="2.764cm" svg:y="1.306cm" style:legend-expansion="wide" chart:style-name="ch3"/>
        <chart:plot-area chart:style-name="ch4" table:cell-range-address="Sheet1.A10:Sheet1.B15" chart:data-source-has-labels="column" svg:x="0.32cm" svg:y="2.582cm" svg:width="15.36cm" svg:height="6.238cm">
          <chartooo:coordinate-region svg:x="0.651cm" svg:y="2.582cm" svg:width="14.511cm" svg:height="5.59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0:Sheet1.B10" chart:label-cell-address="Sheet1.A10:Sheet1.A10" chart:class="chart:bar">
            <chart:data-point/>
          </chart:series>
          <chart:series chart:style-name="ch9" chart:values-cell-range-address="Sheet1.B11:Sheet1.B11" chart:label-cell-address="Sheet1.A11:Sheet1.A11" chart:class="chart:bar">
            <chart:data-point/>
          </chart:series>
          <chart:series chart:style-name="ch10" chart:values-cell-range-address="Sheet1.B12:Sheet1.B12" chart:label-cell-address="Sheet1.A12:Sheet1.A12" chart:class="chart:bar">
            <chart:data-point/>
          </chart:series>
          <chart:series chart:style-name="ch11" chart:values-cell-range-address="Sheet1.B13:Sheet1.B13" chart:label-cell-address="Sheet1.A13:Sheet1.A13" chart:class="chart:bar">
            <chart:data-point/>
          </chart:series>
          <chart:series chart:style-name="ch12" chart:values-cell-range-address="Sheet1.B14:Sheet1.B14" chart:label-cell-address="Sheet1.A14:Sheet1.A14" chart:class="chart:bar">
            <chart:data-point/>
          </chart:series>
          <chart:series chart:style-name="ch13" chart:values-cell-range-address="Sheet1.B15:Sheet1.B15" chart:label-cell-address="Sheet1.A15:Sheet1.A1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10:Sheet1.A10</svg:desc>
                </draw:g>
              </table:table-cell>
              <table:table-cell office:value-type="float" office:value="176.7344">
                <text:p>176.7344</text:p>
                <draw:g>
                  <svg:desc>Sheet1.B10:Sheet1.B10</svg:desc>
                </draw:g>
              </table:table-cell>
            </table:table-row>
            <table:table-row>
              <table:table-cell office:value-type="string">
                <text:p>Sequential</text:p>
                <draw:g>
                  <svg:desc>Sheet1.A11:Sheet1.A11</svg:desc>
                </draw:g>
              </table:table-cell>
              <table:table-cell office:value-type="float" office:value="84.6254">
                <text:p>84.6254</text:p>
                <draw:g>
                  <svg:desc>Sheet1.B11:Sheet1.B11</svg:desc>
                </draw:g>
              </table:table-cell>
            </table:table-row>
            <table:table-row>
              <table:table-cell office:value-type="string">
                <text:p>10threads-1cpu</text:p>
                <draw:g>
                  <svg:desc>Sheet1.A12:Sheet1.A12</svg:desc>
                </draw:g>
              </table:table-cell>
              <table:table-cell office:value-type="float" office:value="12.7686">
                <text:p>12.7686</text:p>
                <draw:g>
                  <svg:desc>Sheet1.B12:Sheet1.B12</svg:desc>
                </draw:g>
              </table:table-cell>
            </table:table-row>
            <table:table-row>
              <table:table-cell office:value-type="string">
                <text:p>20threads-1cpu</text:p>
                <draw:g>
                  <svg:desc>Sheet1.A13:Sheet1.A13</svg:desc>
                </draw:g>
              </table:table-cell>
              <table:table-cell office:value-type="float" office:value="12.7164">
                <text:p>12.7164</text:p>
                <draw:g>
                  <svg:desc>Sheet1.B13:Sheet1.B13</svg:desc>
                </draw:g>
              </table:table-cell>
            </table:table-row>
            <table:table-row>
              <table:table-cell office:value-type="string">
                <text:p>20threads-2cpus</text:p>
                <draw:g>
                  <svg:desc>Sheet1.A14:Sheet1.A14</svg:desc>
                </draw:g>
              </table:table-cell>
              <table:table-cell office:value-type="float" office:value="7.1107">
                <text:p>7.1107</text:p>
                <draw:g>
                  <svg:desc>Sheet1.B14:Sheet1.B14</svg:desc>
                </draw:g>
              </table:table-cell>
            </table:table-row>
            <table:table-row>
              <table:table-cell office:value-type="string">
                <text:p>20threads-2cpus-dynamic</text:p>
                <draw:g>
                  <svg:desc>Sheet1.A15:Sheet1.A15</svg:desc>
                </draw:g>
              </table:table-cell>
              <table:table-cell office:value-type="float" office:value="6.8745">
                <text:p>6.8745</text:p>
                <draw:g>
                  <svg:desc>Sheet1.B15:Sheet1.B1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Small File (1MB)</text:p>
        </chart:title>
        <chart:legend chart:legend-position="top" svg:x="2.764cm" svg:y="1.306cm" style:legend-expansion="wide" chart:style-name="ch3"/>
        <chart:plot-area chart:style-name="ch4" table:cell-range-address="Sheet1.A2:Sheet1.B7" chart:data-source-has-labels="column" svg:x="0.32cm" svg:y="2.582cm" svg:width="15.36cm" svg:height="6.238cm">
          <chartooo:coordinate-region svg:x="0.651cm" svg:y="2.582cm" svg:width="14.604cm" svg:height="5.59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A2:Sheet1.A2" chart:class="chart:bar">
            <chart:data-point/>
          </chart:series>
          <chart:series chart:style-name="ch9" chart:values-cell-range-address="Sheet1.B3:Sheet1.B3" chart:label-cell-address="Sheet1.A3:Sheet1.A3" chart:class="chart:bar">
            <chart:data-point/>
          </chart:series>
          <chart:series chart:style-name="ch10" chart:values-cell-range-address="Sheet1.B4:Sheet1.B4" chart:label-cell-address="Sheet1.A4:Sheet1.A4" chart:class="chart:bar">
            <chart:data-point/>
          </chart:series>
          <chart:series chart:style-name="ch11" chart:values-cell-range-address="Sheet1.B5:Sheet1.B5" chart:label-cell-address="Sheet1.A5:Sheet1.A5" chart:class="chart:bar">
            <chart:data-point/>
          </chart:series>
          <chart:series chart:style-name="ch12" chart:values-cell-range-address="Sheet1.B6:Sheet1.B6" chart:label-cell-address="Sheet1.A6:Sheet1.A6" chart:class="chart:bar">
            <chart:data-point/>
          </chart:series>
          <chart:series chart:style-name="ch13" chart:values-cell-range-address="Sheet1.B7:Sheet1.B7" chart:label-cell-address="Sheet1.A7:Sheet1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2:Sheet1.A2</svg:desc>
                </draw:g>
              </table:table-cell>
              <table:table-cell office:value-type="float" office:value="44.2434">
                <text:p>44.2434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Sequential</text:p>
                <draw:g>
                  <svg:desc>Sheet1.A3:Sheet1.A3</svg:desc>
                </draw:g>
              </table:table-cell>
              <table:table-cell office:value-type="float" office:value="21.2144">
                <text:p>21.2144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10threads-1cpu</text:p>
                <draw:g>
                  <svg:desc>Sheet1.A4:Sheet1.A4</svg:desc>
                </draw:g>
              </table:table-cell>
              <table:table-cell office:value-type="float" office:value="3.3429">
                <text:p>3.3429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20threads-1cpu</text:p>
                <draw:g>
                  <svg:desc>Sheet1.A5:Sheet1.A5</svg:desc>
                </draw:g>
              </table:table-cell>
              <table:table-cell office:value-type="float" office:value="3.2689">
                <text:p>3.2689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20threads-2cpus</text:p>
                <draw:g>
                  <svg:desc>Sheet1.A6:Sheet1.A6</svg:desc>
                </draw:g>
              </table:table-cell>
              <table:table-cell office:value-type="float" office:value="1.9255">
                <text:p>1.9255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20threads-2cpus-dynamic</text:p>
                <draw:g>
                  <svg:desc>Sheet1.A7:Sheet1.A7</svg:desc>
                </draw:g>
              </table:table-cell>
              <table:table-cell office:value-type="float" office:value="1.7653">
                <text:p>1.7653</text:p>
                <draw:g>
                  <svg:desc>Sheet1.B7:Sheet1.B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Very Big File (64MB)</text:p>
        </chart:title>
        <chart:legend chart:legend-position="top" svg:x="2.764cm" svg:y="1.306cm" style:legend-expansion="wide" chart:style-name="ch3"/>
        <chart:plot-area chart:style-name="ch4" table:cell-range-address="Sheet1.A26:Sheet1.B31" chart:data-source-has-labels="column" svg:x="0.32cm" svg:y="2.582cm" svg:width="15.36cm" svg:height="6.238cm">
          <chartooo:coordinate-region svg:x="0.651cm" svg:y="2.582cm" svg:width="14.419cm" svg:height="5.59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6:Sheet1.B26" chart:label-cell-address="Sheet1.A26:Sheet1.A26" chart:class="chart:bar">
            <chart:data-point/>
          </chart:series>
          <chart:series chart:style-name="ch9" chart:values-cell-range-address="Sheet1.B27:Sheet1.B27" chart:label-cell-address="Sheet1.A27:Sheet1.A27" chart:class="chart:bar">
            <chart:data-point/>
          </chart:series>
          <chart:series chart:style-name="ch10" chart:values-cell-range-address="Sheet1.B28:Sheet1.B28" chart:label-cell-address="Sheet1.A28:Sheet1.A28" chart:class="chart:bar">
            <chart:data-point/>
          </chart:series>
          <chart:series chart:style-name="ch11" chart:values-cell-range-address="Sheet1.B29:Sheet1.B29" chart:label-cell-address="Sheet1.A29:Sheet1.A29" chart:class="chart:bar">
            <chart:data-point/>
          </chart:series>
          <chart:series chart:style-name="ch12" chart:values-cell-range-address="Sheet1.B30:Sheet1.B30" chart:label-cell-address="Sheet1.A30:Sheet1.A30" chart:class="chart:bar">
            <chart:data-point/>
          </chart:series>
          <chart:series chart:style-name="ch13" chart:values-cell-range-address="Sheet1.B31:Sheet1.B31" chart:label-cell-address="Sheet1.A31:Sheet1.A3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26:Sheet1.A26</svg:desc>
                </draw:g>
              </table:table-cell>
              <table:table-cell office:value-type="float" office:value="2818.7592">
                <text:p>2818.7592</text:p>
                <draw:g>
                  <svg:desc>Sheet1.B26:Sheet1.B26</svg:desc>
                </draw:g>
              </table:table-cell>
            </table:table-row>
            <table:table-row>
              <table:table-cell office:value-type="string">
                <text:p>Sequential</text:p>
                <draw:g>
                  <svg:desc>Sheet1.A27:Sheet1.A27</svg:desc>
                </draw:g>
              </table:table-cell>
              <table:table-cell office:value-type="float" office:value="1351.077">
                <text:p>1351.077</text:p>
                <draw:g>
                  <svg:desc>Sheet1.B27:Sheet1.B27</svg:desc>
                </draw:g>
              </table:table-cell>
            </table:table-row>
            <table:table-row>
              <table:table-cell office:value-type="string">
                <text:p>10threads-1cpu</text:p>
                <draw:g>
                  <svg:desc>Sheet1.A28:Sheet1.A28</svg:desc>
                </draw:g>
              </table:table-cell>
              <table:table-cell office:value-type="float" office:value="201.2973">
                <text:p>201.2973</text:p>
                <draw:g>
                  <svg:desc>Sheet1.B28:Sheet1.B28</svg:desc>
                </draw:g>
              </table:table-cell>
            </table:table-row>
            <table:table-row>
              <table:table-cell office:value-type="string">
                <text:p>20threads-1cpu</text:p>
                <draw:g>
                  <svg:desc>Sheet1.A29:Sheet1.A29</svg:desc>
                </draw:g>
              </table:table-cell>
              <table:table-cell office:value-type="float" office:value="200.8706">
                <text:p>200.8706</text:p>
                <draw:g>
                  <svg:desc>Sheet1.B29:Sheet1.B29</svg:desc>
                </draw:g>
              </table:table-cell>
            </table:table-row>
            <table:table-row>
              <table:table-cell office:value-type="string">
                <text:p>20threads-2cpus</text:p>
                <draw:g>
                  <svg:desc>Sheet1.A30:Sheet1.A30</svg:desc>
                </draw:g>
              </table:table-cell>
              <table:table-cell office:value-type="float" office:value="111.0289">
                <text:p>111.0289</text:p>
                <draw:g>
                  <svg:desc>Sheet1.B30:Sheet1.B30</svg:desc>
                </draw:g>
              </table:table-cell>
            </table:table-row>
            <table:table-row>
              <table:table-cell office:value-type="string">
                <text:p>20threads-2cpus-dynamic</text:p>
                <draw:g>
                  <svg:desc>Sheet1.A31:Sheet1.A31</svg:desc>
                </draw:g>
              </table:table-cell>
              <table:table-cell office:value-type="float" office:value="108.2214">
                <text:p>108.2214</text:p>
                <draw:g>
                  <svg:desc>Sheet1.B31:Sheet1.B31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Big File (16MB)</text:p>
        </chart:title>
        <chart:legend chart:legend-position="top" svg:x="2.764cm" svg:y="1.306cm" style:legend-expansion="wide" chart:style-name="ch3"/>
        <chart:plot-area chart:style-name="ch4" table:cell-range-address="Sheet1.A18:Sheet1.B23" chart:data-source-has-labels="column" svg:x="0.32cm" svg:y="2.582cm" svg:width="15.36cm" svg:height="6.238cm">
          <chartooo:coordinate-region svg:x="0.651cm" svg:y="2.582cm" svg:width="14.511cm" svg:height="5.59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8:Sheet1.B18" chart:label-cell-address="Sheet1.A18:Sheet1.A18" chart:class="chart:bar">
            <chart:data-point/>
          </chart:series>
          <chart:series chart:style-name="ch9" chart:values-cell-range-address="Sheet1.B19:Sheet1.B19" chart:label-cell-address="Sheet1.A19:Sheet1.A19" chart:class="chart:bar">
            <chart:data-point/>
          </chart:series>
          <chart:series chart:style-name="ch10" chart:values-cell-range-address="Sheet1.B20:Sheet1.B20" chart:label-cell-address="Sheet1.A20:Sheet1.A20" chart:class="chart:bar">
            <chart:data-point/>
          </chart:series>
          <chart:series chart:style-name="ch11" chart:values-cell-range-address="Sheet1.B21:Sheet1.B21" chart:label-cell-address="Sheet1.A21:Sheet1.A21" chart:class="chart:bar">
            <chart:data-point/>
          </chart:series>
          <chart:series chart:style-name="ch12" chart:values-cell-range-address="Sheet1.B22:Sheet1.B22" chart:label-cell-address="Sheet1.A22:Sheet1.A22" chart:class="chart:bar">
            <chart:data-point/>
          </chart:series>
          <chart:series chart:style-name="ch13" chart:values-cell-range-address="Sheet1.B23:Sheet1.B23" chart:label-cell-address="Sheet1.A23:Sheet1.A23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18:Sheet1.A18</svg:desc>
                </draw:g>
              </table:table-cell>
              <table:table-cell office:value-type="float" office:value="705.1162">
                <text:p>705.1162</text:p>
                <draw:g>
                  <svg:desc>Sheet1.B18:Sheet1.B18</svg:desc>
                </draw:g>
              </table:table-cell>
            </table:table-row>
            <table:table-row>
              <table:table-cell office:value-type="string">
                <text:p>Sequential</text:p>
                <draw:g>
                  <svg:desc>Sheet1.A19:Sheet1.A19</svg:desc>
                </draw:g>
              </table:table-cell>
              <table:table-cell office:value-type="float" office:value="337.7868">
                <text:p>337.7868</text:p>
                <draw:g>
                  <svg:desc>Sheet1.B19:Sheet1.B19</svg:desc>
                </draw:g>
              </table:table-cell>
            </table:table-row>
            <table:table-row>
              <table:table-cell office:value-type="string">
                <text:p>10threads-1cpu</text:p>
                <draw:g>
                  <svg:desc>Sheet1.A20:Sheet1.A20</svg:desc>
                </draw:g>
              </table:table-cell>
              <table:table-cell office:value-type="float" office:value="50.6667">
                <text:p>50.6667</text:p>
                <draw:g>
                  <svg:desc>Sheet1.B20:Sheet1.B20</svg:desc>
                </draw:g>
              </table:table-cell>
            </table:table-row>
            <table:table-row>
              <table:table-cell office:value-type="string">
                <text:p>20threads-1cpu</text:p>
                <draw:g>
                  <svg:desc>Sheet1.A21:Sheet1.A21</svg:desc>
                </draw:g>
              </table:table-cell>
              <table:table-cell office:value-type="float" office:value="50.5166">
                <text:p>50.5166</text:p>
                <draw:g>
                  <svg:desc>Sheet1.B21:Sheet1.B21</svg:desc>
                </draw:g>
              </table:table-cell>
            </table:table-row>
            <table:table-row>
              <table:table-cell office:value-type="string">
                <text:p>20threads-2cpus</text:p>
                <draw:g>
                  <svg:desc>Sheet1.A22:Sheet1.A22</svg:desc>
                </draw:g>
              </table:table-cell>
              <table:table-cell office:value-type="float" office:value="27.9957">
                <text:p>27.9957</text:p>
                <draw:g>
                  <svg:desc>Sheet1.B22:Sheet1.B22</svg:desc>
                </draw:g>
              </table:table-cell>
            </table:table-row>
            <table:table-row>
              <table:table-cell office:value-type="string">
                <text:p>20threads-2cpus-dynamic</text:p>
                <draw:g>
                  <svg:desc>Sheet1.A23:Sheet1.A23</svg:desc>
                </draw:g>
              </table:table-cell>
              <table:table-cell office:value-type="float" office:value="27.2595">
                <text:p>27.2595</text:p>
                <draw:g>
                  <svg:desc>Sheet1.B23:Sheet1.B23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pie-offset="5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26cm" svg:height="15.13cm" xlink:href=".." xlink:type="simple" chart:class="chart:bar" chart:style-name="ch1">
        <chart:title svg:x="12.627cm" svg:y="0.438cm" chart:style-name="ch2">
          <text:p>Speed Up</text:p>
        </chart:title>
        <chart:legend chart:legend-position="top" svg:x="4.527cm" svg:y="1.427cm" style:legend-expansion="wide" chart:style-name="ch3"/>
        <chart:plot-area chart:style-name="ch4" table:cell-range-address="Sheet1.A49:Sheet1.G55" chart:data-source-has-labels="both" svg:x="0.546cm" svg:y="2.328cm" svg:width="26.234cm" svg:height="12.5cm">
          <chartooo:coordinate-region svg:x="4.739cm" svg:y="2.328cm" svg:width="21.616cm" svg:height="11.853cm"/>
          <chart:axis chart:dimension="x" chart:name="primary-x" chart:style-name="ch5" chartooo:axis-type="auto">
            <chartooo:date-scale/>
            <chart:categories table:cell-range-address="Sheet1.A50:Sheet1.A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0:Sheet1.B55" chart:label-cell-address="Sheet1.B49:Sheet1.B49" chart:class="chart:bar">
            <chart:data-point chart:repeated="6"/>
          </chart:series>
          <chart:series chart:style-name="ch9" chart:values-cell-range-address="Sheet1.C50:Sheet1.C55" chart:label-cell-address="Sheet1.C49:Sheet1.C49" chart:class="chart:bar">
            <chart:data-point chart:repeated="6"/>
          </chart:series>
          <chart:series chart:style-name="ch10" chart:values-cell-range-address="Sheet1.D50:Sheet1.D55" chart:label-cell-address="Sheet1.D49:Sheet1.D49" chart:class="chart:bar">
            <chart:data-point chart:repeated="6"/>
          </chart:series>
          <chart:series chart:style-name="ch11" chart:values-cell-range-address="Sheet1.E50:Sheet1.E55" chart:label-cell-address="Sheet1.E49:Sheet1.E49" chart:class="chart:bar">
            <chart:data-point chart:repeated="6"/>
          </chart:series>
          <chart:series chart:style-name="ch12" chart:values-cell-range-address="Sheet1.F50:Sheet1.F55" chart:label-cell-address="Sheet1.F49:Sheet1.F49" chart:class="chart:bar">
            <chart:data-point chart:repeated="6"/>
          </chart:series>
          <chart:series chart:style-name="ch13" chart:values-cell-range-address="Sheet1.G50:Sheet1.G55" chart:label-cell-address="Sheet1.G49:Sheet1.G4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 Optimized</text:p>
                <draw:g>
                  <svg:desc>Sheet1.B49:Sheet1.B49</svg:desc>
                </draw:g>
              </table:table-cell>
              <table:table-cell office:value-type="string">
                <text:p>Sequential</text:p>
                <draw:g>
                  <svg:desc>Sheet1.C49:Sheet1.C49</svg:desc>
                </draw:g>
              </table:table-cell>
              <table:table-cell office:value-type="string">
                <text:p>10threads-1cpu</text:p>
                <draw:g>
                  <svg:desc>Sheet1.D49:Sheet1.D49</svg:desc>
                </draw:g>
              </table:table-cell>
              <table:table-cell office:value-type="string">
                <text:p>20threads-1cpu</text:p>
                <draw:g>
                  <svg:desc>Sheet1.E49:Sheet1.E49</svg:desc>
                </draw:g>
              </table:table-cell>
              <table:table-cell office:value-type="string">
                <text:p>20threads-2cpus</text:p>
                <draw:g>
                  <svg:desc>Sheet1.F49:Sheet1.F49</svg:desc>
                </draw:g>
              </table:table-cell>
              <table:table-cell office:value-type="string">
                <text:p>20threads-2cpus-dynamic</text:p>
                <draw:g>
                  <svg:desc>Sheet1.G49:Sheet1.G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50:Sheet1.A55</svg:desc>
                </draw:g>
              </table:table-cell>
              <table:table-cell office:value-type="float" office:value="1">
                <text:p>1</text:p>
                <draw:g>
                  <svg:desc>Sheet1.B50:Sheet1.B55</svg:desc>
                </draw:g>
              </table:table-cell>
              <table:table-cell office:value-type="float" office:value="0.479316218284982">
                <text:p>0.479316218284982</text:p>
                <draw:g>
                  <svg:desc>Sheet1.C50:Sheet1.C55</svg:desc>
                </draw:g>
              </table:table-cell>
              <table:table-cell office:value-type="float" office:value="0.0714134431916">
                <text:p>0.0714134431916</text:p>
                <draw:g>
                  <svg:desc>Sheet1.D50:Sheet1.D55</svg:desc>
                </draw:g>
              </table:table-cell>
              <table:table-cell office:value-type="float" office:value="0.0712620645282506">
                <text:p>0.0712620645282506</text:p>
                <draw:g>
                  <svg:desc>Sheet1.E50:Sheet1.E55</svg:desc>
                </draw:g>
              </table:table-cell>
              <table:table-cell office:value-type="float" office:value="0.0393892816385309">
                <text:p>0.0393892816385309</text:p>
                <draw:g>
                  <svg:desc>Sheet1.F50:Sheet1.F55</svg:desc>
                </draw:g>
              </table:table-cell>
              <table:table-cell office:value-type="float" office:value="0.0383932760201723">
                <text:p>0.0383932760201723</text:p>
                <draw:g>
                  <svg:desc>Sheet1.G50:Sheet1.G55</svg:desc>
                </draw:g>
              </table:table-cell>
            </table:table-row>
            <table:table-row>
              <table:table-cell office:value-type="string">
                <text:p>Sequential</text:p>
              </table:table-cell>
              <table:table-cell office:value-type="float" office:value="2.08630536971616">
                <text:p>2.08630536971616</text:p>
              </table:table-cell>
              <table:table-cell office:value-type="float" office:value="1">
                <text:p>1</text:p>
              </table:table-cell>
              <table:table-cell office:value-type="float" office:value="0.148990250000555">
                <text:p>0.148990250000555</text:p>
              </table:table-cell>
              <table:table-cell office:value-type="float" office:value="0.148674427882349">
                <text:p>0.148674427882349</text:p>
              </table:table-cell>
              <table:table-cell office:value-type="float" office:value="0.0821780697917291">
                <text:p>0.0821780697917291</text:p>
              </table:table-cell>
              <table:table-cell office:value-type="float" office:value="0.0801000979218801">
                <text:p>0.0801000979218801</text:p>
              </table:table-cell>
            </table:table-row>
            <table:table-row>
              <table:table-cell office:value-type="string">
                <text:p>10threads-1cpu</text:p>
              </table:table-cell>
              <table:table-cell office:value-type="float" office:value="14.002965762581">
                <text:p>14.002965762581</text:p>
              </table:table-cell>
              <table:table-cell office:value-type="float" office:value="6.71184859409441">
                <text:p>6.71184859409441</text:p>
              </table:table-cell>
              <table:table-cell office:value-type="float" office:value="1">
                <text:p>1</text:p>
              </table:table-cell>
              <table:table-cell office:value-type="float" office:value="0.997880249759932">
                <text:p>0.997880249759932</text:p>
              </table:table-cell>
              <table:table-cell office:value-type="float" office:value="0.551566762197009">
                <text:p>0.551566762197009</text:p>
              </table:table-cell>
              <table:table-cell office:value-type="float" office:value="0.537619729623795">
                <text:p>0.537619729623795</text:p>
              </table:table-cell>
            </table:table-row>
            <table:table-row>
              <table:table-cell office:value-type="string">
                <text:p>20threads-1cpu</text:p>
              </table:table-cell>
              <table:table-cell office:value-type="float" office:value="14.0327116063774">
                <text:p>14.0327116063774</text:p>
              </table:table-cell>
              <table:table-cell office:value-type="float" office:value="6.7261062594526">
                <text:p>6.7261062594526</text:p>
              </table:table-cell>
              <table:table-cell office:value-type="float" office:value="1.00212425312614">
                <text:p>1.00212425312614</text:p>
              </table:table-cell>
              <table:table-cell office:value-type="float" office:value="1">
                <text:p>1</text:p>
              </table:table-cell>
              <table:table-cell office:value-type="float" office:value="0.552738429615882">
                <text:p>0.552738429615882</text:p>
              </table:table-cell>
              <table:table-cell office:value-type="float" office:value="0.538761770015124">
                <text:p>0.538761770015124</text:p>
              </table:table-cell>
            </table:table-row>
            <table:table-row>
              <table:table-cell office:value-type="string">
                <text:p>20threads-2cpus</text:p>
              </table:table-cell>
              <table:table-cell office:value-type="float" office:value="25.3876170978907">
                <text:p>25.3876170978907</text:p>
              </table:table-cell>
              <table:table-cell office:value-type="float" office:value="12.1686966186281">
                <text:p>12.1686966186281</text:p>
              </table:table-cell>
              <table:table-cell office:value-type="float" office:value="1.81301715139031">
                <text:p>1.81301715139031</text:p>
              </table:table-cell>
              <table:table-cell office:value-type="float" office:value="1.80917400784841">
                <text:p>1.80917400784841</text:p>
              </table:table-cell>
              <table:table-cell office:value-type="float" office:value="1">
                <text:p>1</text:p>
              </table:table-cell>
              <table:table-cell office:value-type="float" office:value="0.974713790733764">
                <text:p>0.974713790733764</text:p>
              </table:table-cell>
            </table:table-row>
            <table:table-row>
              <table:table-cell office:value-type="string">
                <text:p>20threads-2cpus-dynamic</text:p>
              </table:table-cell>
              <table:table-cell office:value-type="float" office:value="26.0462274559376">
                <text:p>26.0462274559376</text:p>
              </table:table-cell>
              <table:table-cell office:value-type="float" office:value="12.4843792447704">
                <text:p>12.4843792447704</text:p>
              </table:table-cell>
              <table:table-cell office:value-type="float" office:value="1.86005078478009">
                <text:p>1.86005078478009</text:p>
              </table:table-cell>
              <table:table-cell office:value-type="float" office:value="1.85610794168251">
                <text:p>1.85610794168251</text:p>
              </table:table-cell>
              <table:table-cell office:value-type="float" office:value="1.02594218888316">
                <text:p>1.025942188883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